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9cm" svg:stroke-color="#999999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000000" draw:marker-end="msArrowEnd_20_9" draw:marker-end-width="0.3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666666" draw:marker-start="msArrowEnd_20_5" draw:marker-start-width="0.237cm" draw:marker-start-center="false" draw:stroke-linejoin="round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000000" draw:marker-start="msArrowEnd_20_9" draw:marker-start-width="0.35cm" draw:marker-start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efefef" draw:stroke-linejoin="round" draw:fill="solid" draw:fill-color="#f3f3f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Arial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5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Arial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'Proxima Nova'" fo:font-size="14pt" fo:letter-spacing="normal" fo:font-style="normal" style:text-underline-style="none" fo:font-weight="normal" style:font-family-asian="'Proxima Nova'" style:font-size-asian="14pt" style:font-style-asian="normal" style:font-weight-asian="normal" style:font-family-complex="'Proxima Nova'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fo:font-size="12pt" fo:letter-spacing="normal" fo:font-style="italic" style:text-underline-style="none" fo:font-weight="normal" style:font-family-asian="Arial" style:font-size-asian="12pt" style:font-style-asian="italic" style:font-weight-asian="normal" style:font-family-complex="Arial" style:font-size-complex="12pt" style:font-style-complex="italic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style:text-line-through-style="none" fo:font-family="Arial" fo:font-size="10pt" fo:letter-spacing="normal" fo:font-style="italic" style:text-underline-style="none" fo:font-weight="bold" style:font-family-asian="Arial" style:font-size-asian="10pt" style:font-style-asian="italic" style:font-weight-asian="bold" style:font-family-complex="Arial" style:font-size-complex="10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onnector draw:name="Shape 23" draw:style-name="gr1" draw:text-style-name="P1" draw:layer="layout" svg:x1="3.309cm" svg:y1="3.784cm" svg:x2="3.309cm" svg:y2="14.293cm" svg:d="M3309 3784v10509">
          <text:p/>
        </draw:connector>
        <draw:connector draw:name="Shape 24" draw:style-name="gr1" draw:text-style-name="P1" draw:layer="layout" svg:x1="14.104cm" svg:y1="3.784cm" svg:x2="14.104cm" svg:y2="14.293cm" svg:d="M14104 3784v10509">
          <text:p/>
        </draw:connector>
        <draw:connector draw:name="Shape 25" draw:style-name="gr1" draw:text-style-name="P1" draw:layer="layout" svg:x1="21.936cm" svg:y1="3.784cm" svg:x2="21.936cm" svg:y2="14.293cm" svg:d="M21936 3784v10509">
          <text:p/>
        </draw:connector>
        <draw:custom-shape draw:name="Shape 26" draw:style-name="gr2" draw:text-style-name="P3" draw:layer="layout" svg:width="3.943cm" svg:height="2.594cm" svg:x="19.964cm" svg:y="1.322cm">
          <text:p text:style-name="P2"><text:span text:style-name="T1">Relying Party</text:span><text:span text:style-name="T1"><text:line-break/></text:span><text:span text:style-name="T2">(mycorp.com)</text:span></text:p>
          <draw:enhanced-geometry svg:viewBox="0 0 21600 21600" draw:type="rectangle" draw:enhanced-path="M 0 0 L 21600 0 21600 21600 0 21600 0 0 Z N"/>
        </draw:custom-shape>
        <draw:connector draw:name="Shape 27" draw:style-name="gr3" draw:text-style-name="P1" draw:layer="layout" svg:x1="21.822cm" svg:y1="4.504cm" svg:x2="14.235cm" svg:y2="4.504cm" svg:d="M21822 4504h-7587">
          <text:p/>
        </draw:connector>
        <draw:custom-shape draw:name="Shape 28" draw:style-name="gr4" draw:text-style-name="P3" draw:layer="layout" svg:width="7.831cm" svg:height="0.927cm" svg:x="14.048cm" svg:y="3.592cm">
          <text:p text:style-name="P4"><text:span text:style-name="T3">username, policy, </text:span><text:span text:style-name="T3"><text:line-break/></text:span><text:span text:style-name="T3">AppID, challenge</text:span></text:p>
          <draw:enhanced-geometry svg:viewBox="0 0 21600 21600" draw:type="rectangle" draw:enhanced-path="M 0 0 L 21600 0 21600 21600 0 21600 0 0 Z N"/>
        </draw:custom-shape>
        <draw:connector draw:name="Shape 29" draw:style-name="gr3" draw:text-style-name="P1" draw:layer="layout" svg:x1="13.99cm" svg:y1="7.468cm" svg:x2="3.422cm" svg:y2="7.468cm" svg:d="M13990 7468h-10568">
          <text:p/>
        </draw:connector>
        <draw:custom-shape draw:name="Shape 30" draw:style-name="gr4" draw:text-style-name="P3" draw:layer="layout" svg:width="10.567cm" svg:height="0.927cm" svg:x="3.382cm" svg:y="6.539cm">
          <text:p text:style-name="P2"><text:span text:style-name="T3">username u, ak; hash(fcp)</text:span></text:p>
          <draw:enhanced-geometry svg:viewBox="0 0 21600 21600" draw:type="rectangle" draw:enhanced-path="M 0 0 L 21600 0 21600 21600 0 21600 0 0 Z N"/>
        </draw:custom-shape>
        <draw:custom-shape draw:name="Shape 32" draw:style-name="gr4" draw:text-style-name="P3" draw:layer="layout" svg:width="0.971cm" svg:height="0.927cm" svg:x="16.224cm" svg:y="5.428cm">
          <text:p text:style-name="P2"><text:span text:style-name="T3">a</text:span></text:p>
          <draw:enhanced-geometry svg:viewBox="0 0 21600 21600" draw:type="rectangle" draw:enhanced-path="M 0 0 L 21600 0 21600 21600 0 21600 0 0 Z N"/>
        </draw:custom-shape>
        <draw:custom-shape draw:name="Shape 33" draw:style-name="gr5" draw:text-style-name="P3" draw:layer="layout" svg:width="1.642cm" svg:height="1.642cm" svg:x="13.031cm" svg:y="4.52cm">
          <text:p/>
          <draw:enhanced-geometry svg:viewBox="0 0 21600 21600" draw:type="mso-spt19" draw:modifiers="85.4245971187582 1620027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Shape 34" draw:style-name="gr5" draw:text-style-name="P3" draw:layer="layout" svg:width="1.642cm" svg:height="2.594cm" svg:x="2.236cm" svg:y="7.484cm">
          <text:p/>
          <draw:enhanced-geometry svg:viewBox="0 0 21600 21600" draw:type="mso-spt19" draw:modifiers="80.858175475879 1620027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Shape 35" draw:style-name="gr4" draw:text-style-name="P3" draw:layer="layout" svg:width="2.785cm" svg:height="3.427cm" svg:x="0.035cm" svg:y="7.035cm">
          <text:p text:style-name="P5"><text:span text:style-name="T4">generate:</text:span><text:span text:style-name="T4"><text:line-break/></text:span><text:span text:style-name="T4">key k</text:span><text:span text:style-name="T5">pub </text:span><text:span text:style-name="T4"><text:s/>key k</text:span><text:span text:style-name="T5">priv</text:span><text:span text:style-name="T4"><text:line-break/></text:span><text:span text:style-name="T4">handle h</text:span></text:p>
          <draw:enhanced-geometry svg:viewBox="0 0 21600 21600" draw:type="rectangle" draw:enhanced-path="M 0 0 L 21600 0 21600 21600 0 21600 0 0 Z N"/>
        </draw:custom-shape>
        <draw:connector draw:name="Shape 36" draw:style-name="gr6" draw:text-style-name="P1" draw:layer="layout" svg:x1="13.99cm" svg:y1="10.219cm" svg:x2="3.422cm" svg:y2="10.219cm" svg:d="M13990 10219h-10568">
          <text:p/>
        </draw:connector>
        <draw:custom-shape draw:name="Shape 37" draw:style-name="gr4" draw:text-style-name="P3" draw:layer="layout" svg:width="10.567cm" svg:height="1.706cm" svg:x="3.423cm" svg:y="9.067cm">
          <text:p text:style-name="P4"><text:span text:style-name="T3">aaid, k</text:span><text:span text:style-name="T6">pub</text:span><text:span text:style-name="T3">, fc, h, attestation cert, reg-cntr, cntr,</text:span></text:p>
          <text:p text:style-name="P4"><text:span text:style-name="T3">signature(aaid,fc,reg-cntr,cntr,k</text:span><text:span text:style-name="T6">pub</text:span><text:span text:style-name="T3">)</text:span></text:p>
          <draw:enhanced-geometry svg:viewBox="0 0 21600 21600" draw:type="rectangle" draw:enhanced-path="M 0 0 L 21600 0 21600 21600 0 21600 0 0 Z N"/>
        </draw:custom-shape>
        <draw:connector draw:name="Shape 38" draw:style-name="gr6" draw:text-style-name="P1" draw:layer="layout" svg:x1="21.709cm" svg:y1="11.489cm" svg:x2="14.217cm" svg:y2="11.489cm" svg:d="M21709 11489h-7492">
          <text:p/>
        </draw:connector>
        <draw:custom-shape draw:name="Shape 39" draw:style-name="gr4" draw:text-style-name="P3" draw:layer="layout" svg:width="7.831cm" svg:height="1.831cm" svg:x="14.105cm" svg:y="10.373cm">
          <text:p text:style-name="P4"><text:span text:style-name="T3">aaid, k</text:span><text:span text:style-name="T6">pub</text:span><text:span text:style-name="T3">, fc, h, attestation cert, reg-cntr, cntr, s</text:span></text:p>
          <draw:enhanced-geometry svg:viewBox="0 0 21600 21600" draw:type="rectangle" draw:enhanced-path="M 0 0 L 21600 0 21600 21600 0 21600 0 0 Z N"/>
        </draw:custom-shape>
        <draw:custom-shape draw:name="Shape 40" draw:style-name="gr5" draw:text-style-name="P3" draw:layer="layout" svg:width="1.642cm" svg:height="2.594cm" svg:x="21.315cm" svg:y="11.505cm">
          <text:p/>
          <draw:enhanced-geometry svg:viewBox="0 0 21600 21600" draw:mirror-horizontal="true" draw:type="mso-spt19" draw:modifiers="87.3963842420628 1620027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Shape 41" draw:style-name="gr4" draw:text-style-name="P3" draw:layer="layout" svg:width="2.436cm" svg:height="3.01cm" svg:x="22.958cm" svg:y="11.277cm">
          <text:p text:style-name="P5"><text:span text:style-name="T4">store:</text:span><text:span text:style-name="T4"><text:line-break/></text:span><text:span text:style-name="T4">key k</text:span><text:span text:style-name="T5">pub </text:span><text:span text:style-name="T4"><text:s/>handle h</text:span></text:p>
          <draw:enhanced-geometry svg:viewBox="0 0 21600 21600" draw:type="rectangle" draw:enhanced-path="M 0 0 L 21600 0 21600 21600 0 21600 0 0 Z N"/>
        </draw:custom-shape>
        <draw:custom-shape draw:name="Shape 43" draw:style-name="gr4" draw:text-style-name="P3" draw:layer="layout" svg:width="3.563cm" svg:height="0.927cm" svg:x="6.961cm" svg:y="11.194cm">
          <text:p text:style-name="P2"><text:span text:style-name="T3">s</text:span></text:p>
          <draw:enhanced-geometry svg:viewBox="0 0 21600 21600" draw:type="rectangle" draw:enhanced-path="M 0 0 L 21600 0 21600 21600 0 21600 0 0 Z N"/>
        </draw:custom-shape>
        <draw:custom-shape draw:name="Shape 44" draw:style-name="gr7" draw:text-style-name="P3" draw:layer="layout" svg:width="4.375cm" svg:height="0.991cm" svg:x="0.118cm" svg:y="0.223cm">
          <text:p text:style-name="P2"><text:span text:style-name="T7">Registration</text:span></text:p>
          <draw:enhanced-geometry svg:viewBox="0 0 21600 21600" draw:type="rectangle" draw:enhanced-path="M 0 0 L 21600 0 21600 21600 0 21600 0 0 Z N"/>
        </draw:custom-shape>
        <draw:custom-shape draw:name="Shape 45" draw:style-name="gr2" draw:text-style-name="P3" draw:layer="layout" svg:width="6.192cm" svg:height="2.594cm" svg:x="10.98cm" svg:y="1.322cm">
          <text:p text:style-name="P2"><text:span text:style-name="T1">ASM + FIDO Client </text:span><text:span text:style-name="T1"><text:line-break/></text:span><text:span text:style-name="T1">+ Browser</text:span></text:p>
          <draw:enhanced-geometry svg:viewBox="0 0 21600 21600" draw:type="rectangle" draw:enhanced-path="M 0 0 L 21600 0 21600 21600 0 21600 0 0 Z N"/>
        </draw:custom-shape>
        <draw:custom-shape draw:name="Shape 46" draw:style-name="gr2" draw:text-style-name="P3" draw:layer="layout" svg:width="6.032cm" svg:height="1.269cm" svg:x="0.279cm" svg:y="2.647cm">
          <text:p text:style-name="P2"><text:span text:style-name="T1">1stF eAuthnr</text:span></text:p>
          <draw:enhanced-geometry svg:viewBox="0 0 21600 21600" draw:type="rectangle" draw:enhanced-path="M 0 0 L 21600 0 21600 21600 0 21600 0 0 Z N"/>
        </draw:custom-shape>
        <draw:custom-shape draw:name="Shape 47" draw:style-name="gr8" draw:text-style-name="P7" draw:layer="layout" svg:width="9.58cm" svg:height="2.821cm" svg:x="3.4cm" svg:y="3.543cm">
          <text:p text:style-name="P6"><text:span text:style-name="T8">select Authenticator according to policy;</text:span></text:p>
          <text:p text:style-name="P6"><text:span text:style-name="T8">check AppID, get tlsData (i.e. channel id, etc.);</text:span></text:p>
          <text:p text:style-name="P6"><text:span text:style-name="T8">generate APIKey random, compute access key</text:span><text:span text:style-name="T8"><text:line-break/></text:span><text:span text:style-name="T8">ak := hash(AppID|APIKey|PersonaID|CallerID)</text:span></text:p>
          <text:p text:style-name="P6"><text:span text:style-name="T8">fcp := {a, challenge, facetID, tlsData}</text:span></text:p>
          <draw:enhanced-geometry svg:viewBox="0 0 21600 21600" draw:type="rectangle" draw:enhanced-path="M 0 0 L 21600 0 21600 21600 0 21600 0 0 Z N"/>
        </draw:custom-shape>
        <draw:custom-shape draw:name="Shape 49" draw:style-name="gr4" draw:text-style-name="P3" draw:layer="layout" svg:width="4.644cm" svg:height="0.927cm" svg:x="8.26cm" svg:y="7.952cm">
          <text:p text:style-name="P2"><text:span text:style-name="T3">fc</text:span></text:p>
          <draw:enhanced-geometry svg:viewBox="0 0 21600 21600" draw:type="rectangle" draw:enhanced-path="M 0 0 L 21600 0 21600 21600 0 21600 0 0 Z N"/>
        </draw:custom-shape>
        <draw:custom-shape draw:name="Shape 50" draw:style-name="gr4" draw:text-style-name="P3" draw:layer="layout" svg:width="9.961cm" svg:height="1.269cm" svg:x="5.052cm" svg:y="0.223cm">
          <text:p text:style-name="P8"><text:span text:style-name="T9">Note: This represents a FIDO UAF </text:span><text:span text:style-name="T10">1stF Embedded Authenticator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1.4cm" draw:transform="rotate (1.5707963267946) translate (16cm 5.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0.6cm" svg:height="7.4cm" draw:transform="rotate (1.5707963267946) translate (5cm 11.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0.6cm" svg:height="2.2cm" draw:transform="rotate (1.5707963267946) translate (9.4cm 8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name="Shape 52" draw:style-name="gr10" draw:layer="layout" svg:width="16.932cm" svg:height="9.524cm" svg:x="1.058cm" svg:y="1.905cm" draw:page-number="1" presentation:class="page"/>
          <draw:frame draw:name="Shape 53" presentation:style-name="pr1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_20_1" presentation:presentation-page-layout-name="AL1T1">
        <draw:connector draw:name="Shape 55" draw:style-name="gr1" draw:text-style-name="P1" draw:layer="layout" svg:x1="3.309cm" svg:y1="3.784cm" svg:x2="3.309cm" svg:y2="14.293cm" svg:d="M3309 3784v10509">
          <text:p/>
        </draw:connector>
        <draw:custom-shape draw:name="Shape 56" draw:style-name="gr2" draw:text-style-name="P3" draw:layer="layout" svg:width="6.032cm" svg:height="1.269cm" svg:x="0.279cm" svg:y="2.647cm">
          <text:p text:style-name="P2"><text:span text:style-name="T1">1stF eAuthnr</text:span></text:p>
          <draw:enhanced-geometry svg:viewBox="0 0 21600 21600" draw:type="rectangle" draw:enhanced-path="M 0 0 L 21600 0 21600 21600 0 21600 0 0 Z N"/>
        </draw:custom-shape>
        <draw:connector draw:name="Shape 57" draw:style-name="gr1" draw:text-style-name="P1" draw:layer="layout" svg:x1="14.104cm" svg:y1="3.784cm" svg:x2="14.104cm" svg:y2="14.293cm" svg:d="M14104 3784v10509">
          <text:p/>
        </draw:connector>
        <draw:custom-shape draw:name="Shape 58" draw:style-name="gr2" draw:text-style-name="P3" draw:layer="layout" svg:width="6.192cm" svg:height="2.594cm" svg:x="10.98cm" svg:y="1.322cm">
          <text:p text:style-name="P2"><text:span text:style-name="T1">ASM + FIDO Client </text:span><text:span text:style-name="T1"><text:line-break/></text:span><text:span text:style-name="T1">+ Browser</text:span></text:p>
          <draw:enhanced-geometry svg:viewBox="0 0 21600 21600" draw:type="rectangle" draw:enhanced-path="M 0 0 L 21600 0 21600 21600 0 21600 0 0 Z N"/>
        </draw:custom-shape>
        <draw:connector draw:name="Shape 59" draw:style-name="gr1" draw:text-style-name="P1" draw:layer="layout" svg:x1="21.936cm" svg:y1="3.784cm" svg:x2="21.936cm" svg:y2="14.293cm" svg:d="M21936 3784v10509">
          <text:p/>
        </draw:connector>
        <draw:custom-shape draw:name="Shape 60" draw:style-name="gr2" draw:text-style-name="P3" draw:layer="layout" svg:width="3.943cm" svg:height="1.642cm" svg:x="19.964cm" svg:y="2.273cm">
          <text:p text:style-name="P2"><text:span text:style-name="T1">Relying Party</text:span><text:span text:style-name="T1"><text:line-break/></text:span><text:span text:style-name="T2">(mycorp.com)</text:span></text:p>
          <draw:enhanced-geometry svg:viewBox="0 0 21600 21600" draw:type="rectangle" draw:enhanced-path="M 0 0 L 21600 0 21600 21600 0 21600 0 0 Z N"/>
        </draw:custom-shape>
        <draw:connector draw:name="Shape 61" draw:style-name="gr3" draw:text-style-name="P1" draw:layer="layout" svg:x1="21.822cm" svg:y1="4.504cm" svg:x2="14.235cm" svg:y2="4.504cm" svg:d="M21822 4504h-7587">
          <text:p/>
        </draw:connector>
        <draw:connector draw:name="Shape 62" draw:style-name="gr3" draw:text-style-name="P1" draw:layer="layout" svg:x1="13.99cm" svg:y1="7.044cm" svg:x2="3.422cm" svg:y2="7.044cm" svg:d="M13990 7044h-10568">
          <text:p/>
        </draw:connector>
        <draw:custom-shape draw:name="Shape 63" draw:style-name="gr4" draw:text-style-name="P3" draw:layer="layout" svg:width="10.567cm" svg:height="0.927cm" svg:x="3.382cm" svg:y="6.115cm">
          <text:p text:style-name="P2"><text:span text:style-name="T3">h, ak; hash(fcp)</text:span></text:p>
          <draw:enhanced-geometry svg:viewBox="0 0 21600 21600" draw:type="rectangle" draw:enhanced-path="M 0 0 L 21600 0 21600 21600 0 21600 0 0 Z N"/>
        </draw:custom-shape>
        <draw:custom-shape draw:name="Shape 65" draw:style-name="gr5" draw:text-style-name="P3" draw:layer="layout" svg:width="1.642cm" svg:height="1.642cm" svg:x="13.031cm" svg:y="4.52cm">
          <text:p/>
          <draw:enhanced-geometry svg:viewBox="0 0 21600 21600" draw:type="mso-spt19" draw:modifiers="87.0527891208035 1620027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Shape 66" draw:style-name="gr4" draw:text-style-name="P3" draw:layer="layout" svg:width="9.323cm" svg:height="2.22cm" svg:x="3.657cm" svg:y="3.917cm">
          <text:p text:style-name="P6"><text:span text:style-name="T8">select Authenticator according to policy;</text:span></text:p>
          <text:p text:style-name="P6"><text:span text:style-name="T8">check AppID, get tlsData (i.e. channel id, etc.);</text:span></text:p>
          <text:p text:style-name="P6"><text:span text:style-name="T8">lookup key handle h and access key ak;</text:span></text:p>
          <text:p text:style-name="P6"><text:span text:style-name="T8">fcp := {a, challenge, facetID, tlsData}</text:span></text:p>
          <draw:enhanced-geometry svg:viewBox="0 0 21600 21600" draw:type="rectangle" draw:enhanced-path="M 0 0 L 21600 0 21600 21600 0 21600 0 0 Z N"/>
        </draw:custom-shape>
        <draw:custom-shape draw:name="Shape 67" draw:style-name="gr5" draw:text-style-name="P3" draw:layer="layout" svg:width="1.642cm" svg:height="2.594cm" svg:x="2.236cm" svg:y="7.06cm">
          <text:p/>
          <draw:enhanced-geometry svg:viewBox="0 0 21600 21600" draw:type="mso-spt19" draw:modifiers="82.2535743834612 1620027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Shape 68" draw:style-name="gr4" draw:text-style-name="P3" draw:layer="layout" svg:width="2.961cm" svg:height="5.29cm" svg:x="0.118cm" svg:y="5.085cm">
          <text:p text:style-name="P5"><text:span text:style-name="T8">check: ak</text:span></text:p>
          <text:p text:style-name="P5"><text:span text:style-name="T8">retrieve: </text:span><text:span text:style-name="T8"><text:line-break/></text:span><text:span text:style-name="T8">key kpriv </text:span><text:span text:style-name="T8"><text:line-break/></text:span><text:span text:style-name="T8">from h;</text:span></text:p>
          <text:p text:style-name="P5"><text:span text:style-name="T8">cntr++</text:span></text:p>
          <text:p text:style-name="P5"><text:span text:style-name="T8">generate Authnr Nonce n</text:span></text:p>
          <draw:enhanced-geometry svg:viewBox="0 0 21600 21600" draw:type="rectangle" draw:enhanced-path="M 0 0 L 21600 0 21600 21600 0 21600 0 0 Z N"/>
        </draw:custom-shape>
        <draw:connector draw:name="Shape 69" draw:style-name="gr6" draw:text-style-name="P1" draw:layer="layout" svg:x1="13.99cm" svg:y1="9.796cm" svg:x2="3.422cm" svg:y2="9.796cm" svg:d="M13990 9796h-10568">
          <text:p/>
        </draw:connector>
        <draw:custom-shape draw:name="Shape 70" draw:style-name="gr4" draw:text-style-name="P3" draw:layer="layout" svg:width="10.567cm" svg:height="0.927cm" svg:x="3.382cm" svg:y="8.865cm">
          <text:p text:style-name="P2"><text:span text:style-name="T3">fc, n, cntr, signature(fc,n,cntr)</text:span></text:p>
          <draw:enhanced-geometry svg:viewBox="0 0 21600 21600" draw:type="rectangle" draw:enhanced-path="M 0 0 L 21600 0 21600 21600 0 21600 0 0 Z N"/>
        </draw:custom-shape>
        <draw:connector draw:name="Shape 71" draw:style-name="gr6" draw:text-style-name="P1" draw:layer="layout" svg:x1="21.709cm" svg:y1="11.066cm" svg:x2="14.217cm" svg:y2="11.066cm" svg:d="M21709 11066h-7492">
          <text:p/>
        </draw:connector>
        <draw:custom-shape draw:name="Shape 72" draw:style-name="gr4" draw:text-style-name="P3" draw:layer="layout" svg:width="7.831cm" svg:height="0.927cm" svg:x="14.105cm" svg:y="10.183cm">
          <text:p text:style-name="P2"><text:span text:style-name="T3">fcp, n, cntr, s</text:span></text:p>
          <draw:enhanced-geometry svg:viewBox="0 0 21600 21600" draw:type="rectangle" draw:enhanced-path="M 0 0 L 21600 0 21600 21600 0 21600 0 0 Z N"/>
        </draw:custom-shape>
        <draw:custom-shape draw:name="Shape 73" draw:style-name="gr5" draw:text-style-name="P3" draw:layer="layout" svg:width="1.458cm" svg:height="2.594cm" svg:x="21.315cm" svg:y="11.082cm">
          <text:p/>
          <draw:enhanced-geometry svg:viewBox="0 0 21600 21600" draw:mirror-horizontal="true" draw:type="mso-spt19" draw:modifiers="85.5619036619997 1620027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Shape 74" draw:style-name="gr4" draw:text-style-name="P3" draw:layer="layout" svg:width="3.111cm" svg:height="5.122cm" svg:x="22.64cm" svg:y="8.865cm">
          <text:p text:style-name="P5"><text:span text:style-name="T4">lookup k</text:span><text:span text:style-name="T5">pub</text:span><text:span text:style-name="T4"> from DB</text:span></text:p>
          <text:p text:style-name="P5"><text:span text:style-name="T4">check:</text:span><text:span text:style-name="T4"><text:line-break/></text:span><text:span text:style-name="T4">policy +</text:span></text:p>
          <text:p text:style-name="P5"><text:span text:style-name="T4">signature</text:span></text:p>
          <text:p text:style-name="P5"><text:span text:style-name="T4">using</text:span><text:span text:style-name="T4"><text:line-break/></text:span><text:span text:style-name="T4">key k</text:span><text:span text:style-name="T5">pub</text:span></text:p>
          <draw:enhanced-geometry svg:viewBox="0 0 21600 21600" draw:type="rectangle" draw:enhanced-path="M 0 0 L 21600 0 21600 21600 0 21600 0 0 Z N"/>
        </draw:custom-shape>
        <draw:custom-shape draw:name="Shape 76" draw:style-name="gr4" draw:text-style-name="P3" draw:layer="layout" svg:width="4.644cm" svg:height="0.927cm" svg:x="7.514cm" svg:y="10.169cm">
          <text:p text:style-name="P2"><text:span text:style-name="T3">s</text:span></text:p>
          <draw:enhanced-geometry svg:viewBox="0 0 21600 21600" draw:type="rectangle" draw:enhanced-path="M 0 0 L 21600 0 21600 21600 0 21600 0 0 Z N"/>
        </draw:custom-shape>
        <draw:custom-shape draw:name="Shape 77" draw:style-name="gr7" draw:text-style-name="P3" draw:layer="layout" svg:width="4.375cm" svg:height="0.991cm" svg:x="0.118cm" svg:y="0.223cm">
          <text:p text:style-name="P2"><text:span text:style-name="T7">Authentication</text:span></text:p>
          <draw:enhanced-geometry svg:viewBox="0 0 21600 21600" draw:type="rectangle" draw:enhanced-path="M 0 0 L 21600 0 21600 21600 0 21600 0 0 Z N"/>
        </draw:custom-shape>
        <draw:custom-shape draw:name="Shape 78" draw:style-name="gr4" draw:text-style-name="P3" draw:layer="layout" svg:width="4.644cm" svg:height="0.927cm" svg:x="7.09cm" svg:y="7.529cm">
          <text:p text:style-name="P2"><text:span text:style-name="T3">fc</text:span></text:p>
          <draw:enhanced-geometry svg:viewBox="0 0 21600 21600" draw:type="rectangle" draw:enhanced-path="M 0 0 L 21600 0 21600 21600 0 21600 0 0 Z N"/>
        </draw:custom-shape>
        <draw:custom-shape draw:name="Shape 80" draw:style-name="gr4" draw:text-style-name="P3" draw:layer="layout" svg:width="0.971cm" svg:height="0.927cm" svg:x="17.071cm" svg:y="4.793cm">
          <text:p text:style-name="P2"><text:span text:style-name="T3">a</text:span></text:p>
          <draw:enhanced-geometry svg:viewBox="0 0 21600 21600" draw:type="rectangle" draw:enhanced-path="M 0 0 L 21600 0 21600 21600 0 21600 0 0 Z N"/>
        </draw:custom-shape>
        <draw:custom-shape draw:name="Shape 81" draw:style-name="gr4" draw:text-style-name="P3" draw:layer="layout" svg:width="6.032cm" svg:height="0.927cm" svg:x="15.018cm" svg:y="3.575cm">
          <text:p text:style-name="P2"><text:span text:style-name="T3">policy, AppID, challeng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4cm" draw:transform="rotate (1.5707963267946) translate (7.8cm 10.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0.6cm" svg:height="2.2cm" draw:transform="rotate (1.5707963267946) translate (8.2cm 7.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0.6cm" svg:height="1.4cm" draw:transform="rotate (1.5707963267946) translate (16.8cm 5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name="Shape 84" draw:style-name="gr10" draw:layer="layout" svg:width="16.932cm" svg:height="9.524cm" svg:x="1.058cm" svg:y="1.905cm" draw:page-number="2" presentation:class="page"/>
          <draw:frame draw:name="Shape 85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4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1" presentation:style-name="Mpr3" draw:text-style-name="MP4" draw:layer="backgroundobjects" svg:width="22.859cm" svg:height="2.38cm" svg:x="1.27cm" svg:y="0.572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Shape 12" presentation:style-name="Mpr4" draw:text-style-name="MP4" draw:layer="backgroundobjects" svg:width="22.859cm" svg:height="10.348cm" svg:x="1.27cm" svg:y="3.334cm" presentation:class="outline" presentation:user-transformed="true">
        <draw:text-box>
          <text:p text:style-name="MP3"><text:span text:style-name="MT1">Click to edit the outline text format</text:span></text:p>
          <text:list text:style-name="ML4">
            <text:list-item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  <text:list>
                                        <text:list-item>
                                          <text:p text:style-name="MP3"><text:span text:style-name="MT1">Eighth Outline Level</text:span></text:p>
                                          <text:list>
                                            <text:list-item>
                                              <text:p text:style-name="MP3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12T16:01:54.30</dc:date>
    <dc:creator>Rolf Lindemann</dc:creator>
    <meta:generator>OpenOffice/4.1.1$Win32 OpenOffice.org_project/411m6$Build-9775</meta:generator>
    <meta:editing-duration>PT13M54S</meta:editing-duration>
    <meta:editing-cycles>6</meta:editing-cycles>
    <meta:document-statistic meta:object-count="85"/>
  </office:meta>
</office:document-meta>
</file>